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20000025843A91AD05CACC0D2.png" manifest:media-type="image/png"/>
  <manifest:file-entry manifest:full-path="Pictures/100000000000054C0000010E31ECA22E2DD8F1E7.png" manifest:media-type="image/png"/>
  <manifest:file-entry manifest:full-path="Pictures/100000000000027800000250F6BDC48DAE4138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7900" officeooo:paragraph-rsid="00197900"/>
    </style:style>
    <style:style style:name="P2" style:family="paragraph" style:parent-style-name="Standard">
      <style:text-properties officeooo:rsid="00197900" officeooo:paragraph-rsid="00197900"/>
    </style:style>
    <style:style style:name="P3" style:family="paragraph" style:parent-style-name="Standard">
      <style:paragraph-properties fo:break-before="page"/>
      <style:text-properties officeooo:rsid="00197900" officeooo:paragraph-rsid="001979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</text:p>
      <text:p text:style-name="P1"/>
      <text:p text:style-name="P1"><draw:frame draw:style-name="fr1" draw:name="Figura1" text:anchor-type="paragraph" svg:width="17cm" svg:height="14.781cm" draw:z-index="0"><draw:image xlink:href="Pictures/10000000000002B20000025843A91AD05CACC0D2.png" xlink:type="simple" xlink:show="embed" xlink:actuate="onLoad"/></draw:frame></text:p>
      <text:p text:style-name="P1"/>
      <text:p text:style-name="P1"><draw:frame draw:style-name="fr2" draw:name="Figura2" text:anchor-type="paragraph" svg:width="16.722cm" svg:height="15.663cm" draw:z-index="1"><draw:image xlink:href="Pictures/100000000000027800000250F6BDC48DAE4138B4.png" xlink:type="simple" xlink:show="embed" xlink:actuate="onLoad"/></draw:frame><text:soft-page-break/></text:p>
      <text:p text:style-name="P1"><draw:frame draw:style-name="fr1" draw:name="Figura3" text:anchor-type="paragraph" svg:width="17cm" svg:height="3.385cm" draw:z-index="2"><draw:image xlink:href="Pictures/100000000000054C0000010E31ECA22E2DD8F1E7.png" xlink:type="simple" xlink:show="embed" xlink:actuate="onLoad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7:33:58.811000000</meta:creation-date>
    <dc:date>2018-03-19T10:53:21.529000000</dc:date>
    <meta:editing-duration>PT11H32M48S</meta:editing-duration>
    <meta:editing-cycles>6</meta:editing-cycles>
    <meta:generator>LibreOffice/5.3.1.2$Windows_X86_64 LibreOffice_project/e80a0e0fd1875e1696614d24c32df0f95f03deb2</meta:generator>
    <meta:document-statistic meta:table-count="0" meta:image-count="3" meta:object-count="0" meta:page-count="3" meta:paragraph-count="1" meta:word-count="1" meta:character-count="2" meta:non-whitespace-character-count="2"/>
  </office:meta>
</office:document-meta>
</file>